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normal" officeooo:paragraph-rsid="00134061" style:font-size-asian="14pt" style:font-weight-asian="normal" style:font-size-complex="14pt" style:font-weight-complex="normal"/>
    </style:style>
    <style:style style:name="P12" style:family="paragraph" style:parent-style-name="Standard">
      <style:text-properties fo:language="fr" fo:country="FR" officeooo:rsid="000f3146" officeooo:paragraph-rsid="00134061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5" style:family="paragraph" style:parent-style-name="Standard">
      <style:text-properties fo:language="fr" fo:country="FR" officeooo:paragraph-rsid="00134061"/>
    </style:style>
    <style:style style:name="P1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officeooo:rsid="00142299"/>
    </style:style>
    <style:style style:name="T8" style:family="text">
      <style:text-properties fo:font-size="12pt" officeooo:rsid="001485d2" style:font-size-asian="10.5pt" style:font-size-complex="12pt"/>
    </style:style>
    <style:style style:name="T9" style:family="text">
      <style:text-properties officeooo:rsid="001485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>Jarski Paul</text:p>
      <text:p text:style-name="P12">Sok Chanattan</text:p>
      <text:p text:style-name="P12">LU2IN013</text:p>
      <text:p text:style-name="P15"/>
      <text:p text:style-name="P13"><text:span text:style-name="T2">Titre du Sprint: </text:span><text:span text:style-name="T3">Sprint #</text:span><text:span text:style-name="T4">2</text:span><text:span text:style-name="T3">: </text:span><text:span text:style-name="T5">première maquette</text:span></text:p>
      <text:p text:style-name="P14"/>
      <text:p text:style-name="P14"/>
      <text:p text:style-name="P9">Sprint Backlog 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6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Créer de nouveaux agen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déplacements aléatoir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marcher sur l’eau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u terrai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</table:table-row>
      </table:table>
      <text:p text:style-name="P10"/>
      <text:p text:style-name="P10"><text:soft-page-break/></text:p>
      <text:p text:style-name="P16">Burn-down chart :</text:p>
      <text:p text:style-name="P10"/>
      <text:p text:style-name="P10">S<text:span text:style-name="T1">print Review :</text:span></text:p>
      <text:p text:style-name="P11"><text:tab/><text:span text:style-name="T8">Nous n’avons que très peu avancé en raison de diverses raisons et notamment en raison des autres cours.</text:span></text:p>
      <text:p text:style-name="P10"/>
      <text:p text:style-name="P10">S<text:span text:style-name="T1">print Retrospective :</text:span></text:p>
      <text:p text:style-name="P8"><text:tab/><text:span text:style-name="T9">Le projet stagne, nous l’avancerons la semaine prochaine.</text:span></text:p>
      <text:p text:style-name="P7"/>
      <text:p text:style-name="P17">Product increment : 968127a82647b776ab4c97e6180f891c6063cc5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02T13:54:11.299971114</dc:date>
    <meta:editing-duration>PT26M1S</meta:editing-duration>
    <meta:editing-cycles>3</meta:editing-cycles>
    <meta:generator>LibreOffice/7.1.7.2$Linux_X86_64 LibreOffice_project/10$Build-2</meta:generator>
    <meta:document-statistic meta:table-count="1" meta:image-count="0" meta:object-count="0" meta:page-count="2" meta:paragraph-count="92" meta:word-count="210" meta:character-count="1014" meta:non-whitespace-character-count="894"/>
  </office:meta>
</office:document-meta>
</file>